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3000002C4F30D8F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4.5528in" svg:height="2.8618in" draw:z-index="0"><draw:image xlink:href="Pictures/1000000000000333000002C4F30D8F0C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8-19T18:15:12.39</meta:creation-date>
    <meta:document-statistic meta:table-count="0" meta:image-count="1" meta:object-count="0" meta:page-count="1" meta:paragraph-count="1" meta:word-count="0" meta:character-count="2"/>
    <dc:date>2018-08-19T18:17:07.34</dc:date>
    <dc:creator>James  Lombardi</dc:creator>
    <meta:editing-duration>PT1M57S</meta:editing-duration>
    <meta:editing-cycles>1</meta:editing-cycles>
    <meta:generator>OpenOffice/4.1.2$Win32 OpenOffice.org_project/412m3$Build-9782</meta:generator>
  </office:meta>
</office:document-meta>
</file>